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0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Objective:</text:p>
      <text:p text:style-name="Normal">Use Mockito to:</text:p>
      <text:list text:style-name="LFO1" text:continue-numbering="true">
        <text:list-item>
          <text:p text:style-name="P2"><text:span text:style-name="T3">Create a mock</text:span></text:p>
        </text:list-item>
        <text:list-item>
          <text:p text:style-name="P4"><text:span text:style-name="T5">Call a method</text:span></text:p>
        </text:list-item>
        <text:list-item>
          <text:p text:style-name="P6"><text:span text:style-name="T7">Verify</text:span><text:s/>that the method was called with the<text:s/><text:span text:style-name="T8">correct arguments</text:span></text:p>
        </text:list-item>
      </text:list>
      <text:p text:style-name="Normal"/>
      <text:p text:style-name="Normal">Pom.xml</text:p>
      <text:p text:style-name="Normal">&lt;!-- JUnit 5 --&gt;</text:p>
      <text:p text:style-name="Normal">&lt;dependency&gt;</text:p>
      <text:p text:style-name="Normal"><text:s text:c="4"/>&lt;groupId&gt;org.junit.jupiter&lt;/groupId&gt;</text:p>
      <text:p text:style-name="Normal"><text:s text:c="4"/>&lt;artifactId&gt;junit-jupiter&lt;/artifactId&gt;</text:p>
      <text:p text:style-name="Normal"><text:s text:c="4"/>&lt;version&gt;5.9.3&lt;/version&gt;</text:p>
      <text:p text:style-name="Normal"><text:s text:c="4"/>&lt;scope&gt;test&lt;/scope&gt;</text:p>
      <text:p text:style-name="Normal">&lt;/dependency&gt;</text:p>
      <text:p text:style-name="Normal"/>
      <text:p text:style-name="Normal">&lt;!-- Mockito --&gt;</text:p>
      <text:p text:style-name="Normal">&lt;dependency&gt;</text:p>
      <text:p text:style-name="Normal"><text:s text:c="4"/>&lt;groupId&gt;org.mockito&lt;/groupId&gt;</text:p>
      <text:p text:style-name="Normal"><text:s text:c="4"/>&lt;artifactId&gt;mockito-core&lt;/artifactId&gt;</text:p>
      <text:p text:style-name="Normal"><text:s text:c="4"/>&lt;version&gt;5.8.0&lt;/version&gt;</text:p>
      <text:p text:style-name="Normal"><text:s text:c="4"/>&lt;scope&gt;test&lt;/scope&gt;</text:p>
      <text:p text:style-name="Normal">&lt;/dependency&gt;</text:p>
      <text:p text:style-name="Normal"/>
      <text:p text:style-name="Normal">&lt;build&gt;</text:p>
      <text:p text:style-name="Normal"><text:s text:c="4"/>&lt;plugins&gt;</text:p>
      <text:p text:style-name="Normal"><text:s text:c="8"/>&lt;plugin&gt;</text:p>
      <text:p text:style-name="Normal"><text:s text:c="12"/>&lt;groupId&gt;org.apache.maven.plugins&lt;/groupId&gt;</text:p>
      <text:p text:style-name="Normal"><text:s text:c="12"/>&lt;artifactId&gt;maven-surefire-plugin&lt;/artifactId&gt;</text:p>
      <text:soft-page-break/>
      <text:p text:style-name="Normal"><text:s text:c="12"/>&lt;version&gt;2.22.2&lt;/version&gt;</text:p>
      <text:p text:style-name="Normal"><text:s text:c="8"/>&lt;/plugin&gt;</text:p>
      <text:p text:style-name="Normal"><text:s text:c="4"/>&lt;/plugins&gt;</text:p>
      <text:p text:style-name="Normal">&lt;/build&gt;</text:p>
      <text:p text:style-name="P9"/>
      <text:p text:style-name="Normal"/>
      <text:p text:style-name="Normal">Java</text:p>
      <text:p text:style-name="Normal"/>
      <text:p text:style-name="Normal">package com.example;</text:p>
      <text:p text:style-name="Normal"/>
      <text:p text:style-name="Normal">public interface ExternalApi {</text:p>
      <text:p text:style-name="Normal"><text:s text:c="4"/>String getData();</text:p>
      <text:p text:style-name="P10">}</text:p>
      <text:p text:style-name="Normal"/>
      <text:p text:style-name="Normal">MyService class</text:p>
      <text:p text:style-name="Normal"/>
      <text:p text:style-name="Normal">package com.example;</text:p>
      <text:p text:style-name="Normal"/>
      <text:p text:style-name="Normal">public class MyService {</text:p>
      <text:p text:style-name="Normal"><text:s text:c="4"/>private ExternalApi api;</text:p>
      <text:p text:style-name="Normal"/>
      <text:p text:style-name="Normal"><text:s text:c="4"/>public MyService(ExternalApi api) {</text:p>
      <text:p text:style-name="Normal"><text:s text:c="8"/>this.api = api;</text:p>
      <text:p text:style-name="Normal"><text:s text:c="4"/>}</text:p>
      <text:p text:style-name="Normal"/>
      <text:p text:style-name="Normal"><text:s text:c="4"/>public String fetchData() {</text:p>
      <text:p text:style-name="Normal"><text:s text:c="8"/>return api.getData(); <text:s/>// This should be verified in the test</text:p>
      <text:p text:style-name="Normal"><text:s text:c="4"/>}</text:p>
      <text:soft-page-break/>
      <text:p text:style-name="P11">}</text:p>
      <text:p text:style-name="Normal"/>
      <text:p text:style-name="Normal">Test class</text:p>
      <text:p text:style-name="Normal">package com.example;</text:p>
      <text:p text:style-name="Normal"/>
      <text:p text:style-name="Normal">import org.junit.jupiter.api.Test;</text:p>
      <text:p text:style-name="Normal">import static org.mockito.Mockito.*;</text:p>
      <text:p text:style-name="Normal"/>
      <text:p text:style-name="Normal">public class MyServiceTest {</text:p>
      <text:p text:style-name="Normal"/>
      <text:p text:style-name="Normal"><text:s text:c="4"/>@Test</text:p>
      <text:p text:style-name="Normal"><text:s text:c="4"/>public void testVerifyInteraction() {</text:p>
      <text:p text:style-name="Normal"><text:s text:c="8"/>// Step 1: Create a mock</text:p>
      <text:p text:style-name="Normal"><text:s text:c="8"/>ExternalApi mockApi = mock(ExternalApi.class);</text:p>
      <text:p text:style-name="Normal"/>
      <text:p text:style-name="Normal"><text:s text:c="8"/>// Step 2: Inject the mock and call method</text:p>
      <text:p text:style-name="Normal"><text:s text:c="8"/>MyService service = new MyService(mockApi);</text:p>
      <text:p text:style-name="Normal"><text:s text:c="8"/>service.fetchData();</text:p>
      <text:p text:style-name="Normal"/>
      <text:p text:style-name="Normal"><text:s text:c="8"/>// Step 3: Verify interaction</text:p>
      <text:p text:style-name="Normal"><text:s text:c="8"/>verify(mockApi).getData(); <text:s/>// Passes if getData() was called</text:p>
      <text:p text:style-name="Normal"><text:s text:c="4"/>}</text:p>
      <text:p text:style-name="P12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9T18:13:00Z</meta:creation-date>
    <dc:date>2025-06-29T18:15:00Z</dc:date>
    <meta:template xlink:href="Normal.dotm" xlink:type="simple"/>
    <meta:editing-cycles>2</meta:editing-cycles>
    <meta:editing-duration>PT120S</meta:editing-duration>
    <meta:document-statistic meta:page-count="3" meta:paragraph-count="3" meta:word-count="239" meta:character-count="1602" meta:row-count="11" meta:non-whitespace-character-count="1366"/>
  </office:meta>
</office:document-meta>
</file>